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Neue" svg:font-family="'Helvetica Neue', Helvetica, 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79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79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79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79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79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P1" style:family="paragraph" style:parent-style-name="Standard">
      <style:text-properties style:font-name="Arial" fo:font-size="11pt" fo:font-weight="bold" style:font-size-asian="11pt" style:font-weight-asian="bold" style:font-name-complex="Arial2" style:font-size-complex="11pt"/>
    </style:style>
    <style:style style:name="P2" style:family="paragraph" style:parent-style-name="Standard">
      <style:text-properties style:font-name="Arial" fo:font-size="11pt" fo:font-weight="bold" officeooo:rsid="000e6f65" officeooo:paragraph-rsid="000e6f65" style:font-size-asian="11pt" style:font-weight-asian="bold" style:font-name-complex="Arial2" style:font-size-complex="11pt"/>
    </style:style>
    <style:style style:name="P3" style:family="paragraph" style:parent-style-name="Standard">
      <style:text-properties style:font-name="Arial" fo:font-size="11pt" fo:font-weight="bold" officeooo:rsid="000f4ca2" officeooo:paragraph-rsid="000f4ca2" style:font-size-asian="11pt" style:font-weight-asian="bold" style:font-name-complex="Arial2" style:font-size-complex="11pt"/>
    </style:style>
    <style:style style:name="P4" style:family="paragraph" style:parent-style-name="Standard">
      <style:text-properties style:font-name="Arial" fo:font-size="11pt" style:font-size-asian="11pt" style:font-name-complex="Arial2" style:font-size-complex="11pt"/>
    </style:style>
    <style:style style:name="P5" style:family="paragraph" style:parent-style-name="Standard">
      <style:text-properties style:font-name="Arial" fo:font-size="11pt" officeooo:rsid="000e6f65" officeooo:paragraph-rsid="000e6f65" style:font-size-asian="11pt" style:font-name-complex="Arial2" style:font-size-complex="11pt"/>
    </style:style>
    <style:style style:name="P6" style:family="paragraph" style:parent-style-name="Standard">
      <style:text-properties style:font-name="Arial" fo:font-size="11pt" officeooo:rsid="000f4ca2" officeooo:paragraph-rsid="000f4ca2" style:font-size-asian="11pt" style:font-name-complex="Arial2" style:font-size-complex="11pt"/>
    </style:style>
    <style:style style:name="P7" style:family="paragraph" style:parent-style-name="Standard">
      <style:text-properties style:font-name="Arial" fo:font-size="11pt" officeooo:rsid="0003ccf0" officeooo:paragraph-rsid="000f4ca2" style:font-size-asian="11pt" style:font-name-complex="Arial2" style:font-size-complex="11pt"/>
    </style:style>
    <style:style style:name="P8" style:family="paragraph" style:parent-style-name="Standard">
      <style:text-properties style:font-name="Arial" fo:font-size="11pt" officeooo:rsid="00075a8e" officeooo:paragraph-rsid="0010b6fa" style:font-size-asian="11pt" style:font-name-complex="Arial2" style:font-size-complex="11pt"/>
    </style:style>
    <style:style style:name="P9" style:family="paragraph" style:parent-style-name="Standard">
      <style:text-properties style:font-name="Arial" fo:font-size="11pt" officeooo:rsid="0006539c" officeooo:paragraph-rsid="0010b6fa" style:font-size-asian="11pt" style:font-name-complex="Arial2" style:font-size-complex="11pt"/>
    </style:style>
    <style:style style:name="P10" style:family="paragraph" style:parent-style-name="Standard">
      <style:text-properties style:font-name="Arial" fo:font-size="11pt" style:font-size-asian="11pt" style:language-asian="nb" style:country-asian="NO" style:font-name-complex="Arial2" style:font-size-complex="11pt"/>
    </style:style>
    <style:style style:name="P11" style:family="paragraph" style:parent-style-name="Standard">
      <style:text-properties style:font-name="Arial" fo:font-size="11pt" fo:language="nn" fo:country="NO" officeooo:rsid="000e6f65" officeooo:paragraph-rsid="000e6f65" style:font-size-asian="11pt" style:font-name-complex="Arial2" style:font-size-complex="11pt"/>
    </style:style>
    <style:style style:name="P12" style:family="paragraph" style:parent-style-name="Standard">
      <style:text-properties fo:language="nn" fo:country="NO"/>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style>
    <style:style style:name="P15" style:family="paragraph" style:parent-style-name="Standard">
      <style:text-properties officeooo:rsid="000e6f65" officeooo:paragraph-rsid="000e6f65"/>
    </style:style>
    <style:style style:name="P16" style:family="paragraph" style:parent-style-name="Standard">
      <style:text-properties fo:font-variant="normal" fo:text-transform="none" fo:color="#333333" style:font-name="Helvetica Neue" fo:font-size="10.5pt" fo:letter-spacing="normal" fo:font-style="normal" fo:font-weight="normal" style:font-size-asian="11pt" style:font-name-complex="Arial2" style:font-size-complex="11pt"/>
    </style:style>
    <style:style style:name="P17" style:family="paragraph" style:parent-style-name="Standard">
      <style:text-properties officeooo:paragraph-rsid="000f4ca2"/>
    </style:style>
    <style:style style:name="P18" style:family="paragraph" style:parent-style-name="Standard">
      <style:text-properties officeooo:paragraph-rsid="0010b6fa"/>
    </style:style>
    <style:style style:name="P19" style:family="paragraph" style:parent-style-name="Text_20_body">
      <style:text-properties style:font-name="Arial" fo:font-size="11pt" style:font-size-asian="11pt" style:font-name-complex="Arial2" style:font-size-complex="11pt"/>
    </style:style>
    <style:style style:name="P20" style:family="paragraph" style:parent-style-name="Text_20_body">
      <style:paragraph-properties fo:margin-left="0in" fo:margin-right="0in" fo:margin-top="0.1043in" fo:margin-bottom="0.052in" loext:contextual-spacing="false" fo:orphans="2" fo:widows="2" fo:text-indent="0in" style:auto-text-indent="false" fo:padding="0in" fo:border="none"/>
      <style:text-properties fo:font-variant="normal" fo:text-transform="none" fo:color="#444444" style:font-name="Arial1" fo:font-size="12pt" fo:letter-spacing="normal" fo:font-style="normal" fo:font-weight="normal"/>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Overskrift_20_1">
      <style:paragraph-properties fo:margin-left="0in" fo:margin-right="-0.0016in" fo:text-indent="0in" style:auto-text-indent="false"/>
    </style:style>
    <style:style style:name="P23" style:family="paragraph" style:parent-style-name="Bunntekst">
      <style:paragraph-properties fo:margin-left="0in" fo:margin-right="0.25in" fo:text-indent="0in" style:auto-text-indent="false"/>
    </style:style>
    <style:style style:name="P24" style:family="paragraph" style:parent-style-name="Listeavsnitt" style:list-style-name="WWNum1"/>
    <style:style style:name="P25" style:family="paragraph" style:parent-style-name="Listeavsnitt">
      <style:text-properties style:font-name="Arial" fo:font-size="11pt" fo:font-weight="bold" style:font-size-asian="11pt" style:font-weight-asian="bold" style:font-name-complex="Arial2" style:font-size-complex="11pt"/>
    </style:style>
    <style:style style:name="P26" style:family="paragraph" style:parent-style-name="Listeavsnitt" style:list-style-name="WWNum2">
      <style:text-properties style:font-name="Arial" fo:font-size="11pt" fo:font-weight="bold" style:font-size-asian="11pt" style:font-weight-asian="bold" style:font-name-complex="Arial2" style:font-size-complex="11pt"/>
    </style:style>
    <style:style style:name="P27" style:family="paragraph" style:parent-style-name="Listeavsnitt" style:list-style-name="WWNum1">
      <style:text-properties style:font-name="Arial" fo:font-size="11pt" fo:font-weight="bold" style:font-size-asian="11pt" style:font-weight-asian="bold" style:font-name-complex="Arial2" style:font-size-complex="11pt"/>
    </style:style>
    <style:style style:name="P28" style:family="paragraph" style:parent-style-name="Listeavsnitt" style:list-style-name="WWNum3">
      <style:text-properties style:font-name="Arial" fo:font-size="11pt" fo:font-weight="bold" style:font-size-asian="11pt" style:font-weight-asian="bold" style:font-name-complex="Arial2" style:font-size-complex="11pt"/>
    </style:style>
    <style:style style:name="P29" style:family="paragraph" style:parent-style-name="Listeavsnitt" style:list-style-name="WWNum4">
      <style:text-properties style:font-name="Arial" fo:font-size="11pt" fo:font-weight="bold" style:font-size-asian="11pt" style:font-weight-asian="bold" style:font-name-complex="Arial2" style:font-size-complex="11pt"/>
    </style:style>
    <style:style style:name="P30" style:family="paragraph" style:parent-style-name="Listeavsnitt" style:list-style-name="WWNum3"/>
    <style:style style:name="P31" style:family="paragraph" style:parent-style-name="Listeavsnitt" style:list-style-name="WWNum1">
      <style:paragraph-properties fo:margin-left="0.3453in" fo:margin-right="0in" fo:text-indent="-0.3453in" style:auto-text-indent="false"/>
    </style:style>
    <style:style style:name="P32" style:family="paragraph" style:parent-style-name="Listeavsnitt">
      <style:paragraph-properties fo:margin-left="0in" fo:margin-right="0in" fo:text-indent="0in" style:auto-text-indent="false"/>
    </style:style>
    <style:style style:name="P33"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2" style:font-size-complex="11pt"/>
    </style:style>
    <style:style style:name="P34"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5" style:family="paragraph" style:parent-style-name="Normal_20__28_Web_29_">
      <loext:graphic-properties draw:fill="solid" draw:fill-color="#fafafa"/>
      <style:paragraph-properties fo:margin-top="0.0311in" fo:margin-bottom="0.0835in" loext:contextual-spacing="false" style:line-height-at-least="0.1764in" fo:background-color="#fafafa"/>
    </style:style>
    <style:style style:name="P36" style:family="paragraph" style:parent-style-name="Normal_20__28_Web_29_">
      <style:paragraph-properties fo:margin-top="0.0311in" fo:margin-bottom="0.0835in" loext:contextual-spacing="false" style:line-height-at-least="0.1764in"/>
      <style:text-properties fo:color="#222222" style:font-name="Arial" fo:font-size="11pt" officeooo:rsid="000f4ca2" officeooo:paragraph-rsid="000f4ca2" style:font-size-asian="11pt" style:font-name-complex="Arial2" style:font-size-complex="11pt"/>
    </style:style>
    <style:style style:name="T1" style:family="text">
      <style:text-properties style:font-name="Arial" fo:font-size="12pt" fo:font-style="normal" fo:font-weight="bold" style:font-size-asian="12pt" style:font-style-asian="normal" style:font-weight-asian="bold" style:font-name-complex="Arial2" style:font-size-complex="12pt"/>
    </style:style>
    <style:style style:name="T2" style:family="text">
      <style:text-properties style:font-name="Arial" fo:font-size="11pt" fo:font-weight="bold" style:font-size-asian="11pt" style:font-weight-asian="bold" style:font-name-complex="Arial2" style:font-size-complex="11pt"/>
    </style:style>
    <style:style style:name="T3" style:family="text">
      <style:text-properties style:font-name="Arial" fo:font-size="11pt" fo:language="nn" fo:country="NO" style:font-size-asian="11pt" style:font-name-complex="Arial2" style:font-size-complex="11pt"/>
    </style:style>
    <style:style style:name="T4" style:family="text">
      <style:text-properties style:font-name="Arial" fo:font-size="11pt" style:font-size-asian="11pt" style:font-name-complex="Arial2" style:font-size-complex="11pt"/>
    </style:style>
    <style:style style:name="T5" style:family="text">
      <style:text-properties style:font-name="Arial" fo:font-size="11pt" officeooo:rsid="000f4ca2" style:font-size-asian="11pt" style:font-name-complex="Arial2" style:font-size-complex="11pt"/>
    </style:style>
    <style:style style:name="T6" style:family="text">
      <style:text-properties style:font-name="Arial" fo:font-size="11pt" officeooo:rsid="0006539c" style:font-size-asian="11pt" style:font-name-complex="Arial2" style:font-size-complex="11pt"/>
    </style:style>
    <style:style style:name="T7" style:family="text">
      <style:text-properties style:font-name="Arial" fo:font-size="11pt" officeooo:rsid="0010b6fa" style:font-size-asian="11pt" style:font-name-complex="Arial2" style:font-size-complex="11pt"/>
    </style:style>
    <style:style style:name="T8" style:family="text">
      <style:text-properties style:font-name="Arial" fo:font-size="11pt" style:font-size-asian="11pt" style:language-asian="nb" style:country-asian="NO" style:font-name-complex="Arial2" style:font-size-complex="11pt"/>
    </style:style>
    <style:style style:name="T9" style:family="text">
      <style:text-properties style:font-name="Arial" fo:font-size="11pt" fo:background-color="#ffffff" loext:char-shading-value="0" style:font-size-asian="11pt" style:font-name-complex="Arial2" style:font-size-complex="11pt"/>
    </style:style>
    <style:style style:name="T10" style:family="text">
      <style:text-properties style:font-name="Arial" fo:font-size="11pt" fo:background-color="#fafafa" loext:char-shading-value="0" style:font-size-asian="11pt" style:font-name-complex="Arial2" style:font-size-complex="11pt"/>
    </style:style>
    <style:style style:name="T11" style:family="text">
      <style:text-properties style:font-name="Arial" fo:font-size="11pt" fo:font-style="normal" fo:font-weight="normal" style:font-size-asian="11pt" style:font-style-asian="normal" style:font-weight-asian="normal" style:font-name-complex="Arial2" style:font-size-complex="11pt"/>
    </style:style>
    <style:style style:name="T12" style:family="text">
      <style:text-properties style:font-name="Arial" style:font-name-complex="Arial2"/>
    </style:style>
    <style:style style:name="T13" style:family="text">
      <style:text-properties fo:color="#222222" style:font-name="Arial" fo:font-size="11pt" fo:background-color="#fafafa" loext:char-shading-value="0" style:font-size-asian="11pt" style:font-name-complex="Arial2" style:font-size-complex="11pt"/>
    </style:style>
    <style:style style:name="T14" style:family="text">
      <style:text-properties fo:color="#222222" style:font-name="Arial" fo:font-size="11pt" style:font-size-asian="11pt" style:font-name-complex="Arial2" style:font-size-complex="11pt"/>
    </style:style>
    <style:style style:name="T15" style:family="text">
      <style:text-properties fo:font-weight="bold" style:font-weight-asian="bold"/>
    </style:style>
    <style:style style:name="T16" style:family="text">
      <style:text-properties style:font-name="Cambria" style:font-name-asian="宋体" style:font-name-complex="F"/>
    </style:style>
    <style:style style:name="T17" style:family="text">
      <style:text-properties style:font-name="Cambria" style:font-name-asian="宋体" style:font-name-complex="F"/>
    </style:style>
    <style:style style:name="T18" style:family="text">
      <style:text-properties style:font-name="Cambria" style:font-name-asian="宋体" style:font-name-complex="F"/>
    </style:style>
    <style:style style:name="T19" style:family="text">
      <style:text-properties fo:font-variant="normal" fo:text-transform="none" fo:color="#444444" style:font-name="Arial1" fo:font-size="12pt" fo:letter-spacing="normal" fo:font-style="normal" fo:font-weight="normal"/>
    </style:style>
    <style:style style:name="T20" style:family="text">
      <style:text-properties fo:font-variant="normal" fo:text-transform="none" fo:color="#2771bb" style:font-name="Arial1" fo:font-size="12pt" fo:letter-spacing="normal" fo:font-style="normal" style:text-underline-style="solid" style:text-underline-width="auto" style:text-underline-color="font-color" fo:font-weight="normal" loext:padding="0in" loext:border="none"/>
    </style:style>
    <style:style style:name="T21" style:family="text">
      <style:text-properties fo:font-variant="normal" fo:text-transform="none" fo:color="#333333" style:font-name="Arial" fo:font-size="11pt" fo:letter-spacing="normal" fo:font-style="normal" fo:font-weight="normal" style:font-size-asian="11pt" style:font-name-complex="Arial2" style:font-size-complex="11pt"/>
    </style:style>
    <style:style style:name="T22" style:family="text">
      <style:text-properties officeooo:rsid="000f4ca2"/>
    </style:style>
    <style:style style:name="T23" style:family="text">
      <style:text-properties officeooo:rsid="00075a8e"/>
    </style:style>
    <style:style style:name="T24" style:family="text">
      <style:text-properties officeooo:rsid="0010b6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1">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Standard"><text:span text:style-name="T2">Emnekode:</text:span></text:p>
            <text:p text:style-name="P1"/>
            <text:p text:style-name="P4"/>
            <text:p text:style-name="P4"/>
          </table:table-cell>
          <table:table-cell table:style-name="Table54.B2" table:number-columns-spanned="2" office:value-type="string">
            <text:p text:style-name="Standard"><text:span text:style-name="T3">Opprette nytt emne:</text:span></text:p>
            <table:table table:name="Table1" table:style-name="Table1">
              <table:table-column table:style-name="Table1.A"/>
              <table:table-row table:style-name="Table1.1">
                <table:table-cell table:style-name="Table1.A1" office:value-type="string">
                  <text:p text:style-name="P11">x</text:p>
                </table:table-cell>
              </table:table-row>
            </table:table>
            <text:p text:style-name="Standard"><text:span text:style-name="T3"><text:s/>Gå til punkt 1.1.</text:span></text:p>
          </table:table-cell>
          <table:covered-table-cell/>
          <table:table-cell table:style-name="Table54.D2" table:number-columns-spanned="6" office:value-type="string">
            <text:p text:style-name="Standard"><text:span text:style-name="T4">Endre eksisterende: </text:span></text:p>
            <table:table table:name="Table2" table:style-name="Table2">
              <table:table-column table:style-name="Table2.A"/>
              <table:table-row table:style-name="Table2.1">
                <table:table-cell table:style-name="Table2.A1" office:value-type="string">
                  <text:p text:style-name="P4"/>
                </table:table-cell>
              </table:table-row>
            </table:table>
            <text:p text:style-name="Standard"><text:span text:style-name="T4">Gå til punkt 2.1.</text:span></text:p>
          </table:table-cell>
          <table:covered-table-cell/>
          <table:covered-table-cell/>
          <table:covered-table-cell/>
          <table:covered-table-cell/>
          <table:covered-table-cell/>
          <table:table-cell table:style-name="Table54.J2" table:number-columns-spanned="2" office:value-type="string">
            <text:p text:style-name="Standard"><text:span text:style-name="T4">Legge ned eksisterende:</text:span></text:p>
            <table:table table:name="Table3" table:style-name="Table3">
              <table:table-column table:style-name="Table3.A"/>
              <table:table-row table:style-name="Table3.1">
                <table:table-cell table:style-name="Table3.A1" office:value-type="string">
                  <text:p text:style-name="P4"/>
                </table:table-cell>
              </table:table-row>
            </table:table>
            <text:p text:style-name="Standard"><text:span text:style-name="T4">Gå til punkt 3.1.</text:span></text:p>
          </table:table-cell>
          <table:covered-table-cell/>
          <table:table-cell table:style-name="Table54.L1" office:value-type="string">
            <text:p text:style-name="P4"/>
          </table:table-cell>
        </table:table-row>
        <table:table-row table:style-name="Table54.3">
          <table:table-cell table:style-name="Table54.A3" table:number-columns-spanned="2" office:value-type="string">
            <text:p text:style-name="P4"/>
          </table:table-cell>
          <table:covered-table-cell/>
          <table:table-cell table:style-name="Table54.C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4" table:number-columns-spanned="11" office:value-type="string">
            <text:list xml:id="list2715303112424590398" text:style-name="WWNum1">
              <text:list-item>
                <text:p text:style-name="P24"><text:span text:style-name="T2">Opprette nytt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5"/>
          </table:table-cell>
        </table:table-row>
        <table:table-row table:style-name="Table54.5">
          <table:table-cell table:style-name="Table54.A4" table:number-columns-spanned="2" office:value-type="string">
            <text:list xml:id="list181107146480051" text:continue-numbering="true" text:style-name="WWNum1">
              <text:list-item>
                <text:list>
                  <text:list-item>
                    <text:p text:style-name="P31"><text:span text:style-name="T4">Er emnet erstatning for annet emne? </text:span></text:p>
                  </text:list-item>
                </text:list>
              </text:list-item>
            </text:list>
          </table:table-cell>
          <table:covered-table-cell/>
          <table:table-cell table:style-name="Table54.B2" table:number-columns-spanned="3" office:value-type="string">
            <text:p text:style-name="Standard"><text:span text:style-name="T4">Ja:</text:span></text:p>
            <table:table table:name="Table4" table:style-name="Table4">
              <table:table-column table:style-name="Table4.A"/>
              <table:table-row table:style-name="Table4.1">
                <table:table-cell table:style-name="Table4.A1" office:value-type="string">
                  <text:p text:style-name="P4"/>
                </table:table-cell>
              </table:table-row>
            </table:table>
            <text:p text:style-name="P4"/>
          </table:table-cell>
          <table:covered-table-cell/>
          <table:covered-table-cell/>
          <table:table-cell table:style-name="Table54.B2" table:number-columns-spanned="6" office:value-type="string">
            <text:p text:style-name="Standard"><text:span text:style-name="T4">Nei:</text:span></text:p>
            <table:table table:name="Table5" table:style-name="Table5">
              <table:table-column table:style-name="Table5.A"/>
              <table:table-row table:style-name="Table5.1">
                <table:table-cell table:style-name="Table5.A1" office:value-type="string">
                  <text:p text:style-name="P5">x</text:p>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5">
          <table:table-cell table:style-name="Table54.A4" table:number-columns-spanned="2" office:value-type="string">
            <text:list xml:id="list181107465368418" text:continue-numbering="true" text:style-name="WWNum1">
              <text:list-item>
                <text:list>
                  <text:list-item>
                    <text:p text:style-name="P31"><text:span text:style-name="T4">Hvis ja, hvilket emne?</text:span></text:p>
                  </text:list-item>
                </text:list>
              </text:list-item>
            </text:list>
          </table:table-cell>
          <table:covered-table-cell/>
          <table:table-cell table:style-name="Table54.B2"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5">
          <table:table-cell table:style-name="Table54.A4" table:number-columns-spanned="2" office:value-type="string">
            <text:list xml:id="list181108545820187" text:continue-numbering="true" text:style-name="WWNum1">
              <text:list-item>
                <text:list>
                  <text:list-item>
                    <text:p text:style-name="P31"><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Standard"><text:span text:style-name="T4">Ja:</text:span></text:p>
            <table:table table:name="Table6" table:style-name="Table6">
              <table:table-column table:style-name="Table6.A"/>
              <table:table-row table:style-name="Table6.1">
                <table:table-cell table:style-name="Table6.A1" office:value-type="string">
                  <text:p text:style-name="P5">x</text:p>
                </table:table-cell>
              </table:table-row>
            </table:table>
            <text:p text:style-name="P4"/>
          </table:table-cell>
          <table:covered-table-cell/>
          <table:covered-table-cell/>
          <table:table-cell table:style-name="Table54.B2" table:number-columns-spanned="6" office:value-type="string">
            <text:p text:style-name="Standard"><text:span text:style-name="T4">Nei:</text:span></text:p>
            <table:table table:name="Table7" table:style-name="Table7">
              <table:table-column table:style-name="Table7.A"/>
              <table:table-row table:style-name="Table7.1">
                <table:table-cell table:style-name="Table7.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ext:p text:style-name="P4"/>
          </table:table-cell>
        </table:table-row>
        <table:table-row table:style-name="Table54.5">
          <table:table-cell table:style-name="Table54.A4" table:number-columns-spanned="11" office:value-type="string">
            <text:p text:style-name="Standard"><text:span text:style-name="T4">Gå videre til punktene 4. – 19.</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9">
          <table:table-cell table:style-name="Table54.A3" table:number-columns-spanned="2" office:value-type="string">
            <text:p text:style-name="P4"/>
          </table:table-cell>
          <table:covered-table-cell/>
          <table:table-cell table:style-name="Table54.C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0" table:number-columns-spanned="11" office:value-type="string">
            <text:list xml:id="list181108835457229" text:continue-numbering="true" text:style-name="WWNum1">
              <text:list-item>
                <text:p text:style-name="P24"><text:span text:style-name="T2">Endre eksisterende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5"/>
          </table:table-cell>
        </table:table-row>
        <table:table-row table:style-name="Table54.11">
          <table:table-cell table:style-name="Table54.A10" table:number-columns-spanned="2" office:value-type="string">
            <text:list xml:id="list181109154887983" text:continue-numbering="true" text:style-name="WWNum1">
              <text:list-item>
                <text:list>
                  <text:list-item>
                    <text:p text:style-name="P31"><text:span text:style-name="T4">Når skal endringen gjelde fra?</text:span></text:p>
                  </text:list-item>
                </text:list>
              </text:list-item>
            </text:list>
          </table:table-cell>
          <table:covered-table-cell/>
          <table:table-cell table:style-name="Table54.D2" table:number-columns-spanned="3" office:value-type="string">
            <text:p text:style-name="Standard"><text:span text:style-name="T4">Årstall:</text:span></text:p>
            <table:table table:name="Table8" table:style-name="Table8">
              <table:table-column table:style-name="Table8.A"/>
              <table:table-row table:style-name="Table8.1">
                <table:table-cell table:style-name="Table8.A1" office:value-type="string">
                  <text:p text:style-name="P4"/>
                </table:table-cell>
              </table:table-row>
            </table:table>
            <text:p text:style-name="P4"/>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Standard"><text:span text:style-name="T4">Høst:</text:span></text:p>
                </table:table-cell>
                <table:table-cell table:style-name="Table9.A1" office:value-type="string">
                  <text:p text:style-name="P4"/>
                </table:table-cell>
              </table:table-row>
              <table:table-row table:style-name="Table9.1">
                <table:table-cell table:style-name="Table9.A1" office:value-type="string">
                  <text:p text:style-name="Standard"><text:span text:style-name="T4">Vår:</text:span></text:p>
                </table:table-cell>
                <table:table-cell table:style-name="Table9.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11">
          <table:table-cell table:style-name="Table54.A10" table:number-columns-spanned="2" office:value-type="string">
            <text:list xml:id="list181109094732437" text:continue-numbering="true" text:style-name="WWNum1">
              <text:list-item>
                <text:list>
                  <text:list-item>
                    <text:p text:style-name="P31"><text:span text:style-name="T4">Ved navneendring, skal endringen ha tilbakevirkende kraft? </text:span></text:p>
                  </text:list-item>
                </text:list>
              </text:list-item>
            </text:list>
          </table:table-cell>
          <table:covered-table-cell/>
          <table:table-cell table:style-name="Table54.D2" table:number-columns-spanned="3" office:value-type="string">
            <text:p text:style-name="Standard"><text:span text:style-name="T4">Ja:</text:span></text:p>
            <table:table table:name="Table10" table:style-name="Table10">
              <table:table-column table:style-name="Table10.A"/>
              <table:table-row table:style-name="Table10.1">
                <table:table-cell table:style-name="Table10.A1" office:value-type="string">
                  <text:p text:style-name="P4"/>
                </table:table-cell>
              </table:table-row>
            </table:table>
            <text:p text:style-name="P4"/>
          </table:table-cell>
          <table:covered-table-cell/>
          <table:covered-table-cell/>
          <table:table-cell table:style-name="Table54.D2" table:number-columns-spanned="6" office:value-type="string">
            <text:p text:style-name="Standard"><text:span text:style-name="T4">Nei:</text:span></text:p>
            <table:table table:name="Table11" table:style-name="Table11">
              <table:table-column table:style-name="Table11.A"/>
              <table:table-row table:style-name="Table11.1">
                <table:table-cell table:style-name="Table11.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11">
          <table:table-cell table:style-name="Table54.A10" table:number-columns-spanned="2" office:value-type="string">
            <text:list xml:id="list181107948307944" text:continue-numbering="true" text:style-name="WWNum1">
              <text:list-item>
                <text:list>
                  <text:list-item>
                    <text:p text:style-name="P31"><text:span text:style-name="T4">Er emnet klonet? </text:span></text:p>
                  </text:list-item>
                </text:list>
              </text:list-item>
            </text:list>
          </table:table-cell>
          <table:covered-table-cell/>
          <table:table-cell table:style-name="Table54.D2" table:number-columns-spanned="3" office:value-type="string">
            <text:p text:style-name="Standard"><text:span text:style-name="T4">Ja:</text:span></text:p>
            <table:table table:name="Table12" table:style-name="Table12">
              <table:table-column table:style-name="Table12.A"/>
              <table:table-row table:style-name="Table12.1">
                <table:table-cell table:style-name="Table12.A1" office:value-type="string">
                  <text:p text:style-name="P4"/>
                </table:table-cell>
              </table:table-row>
            </table:table>
            <text:p text:style-name="P4"/>
          </table:table-cell>
          <table:covered-table-cell/>
          <table:covered-table-cell/>
          <table:table-cell table:style-name="Table54.D2" table:number-columns-spanned="6" office:value-type="string">
            <text:p text:style-name="Standard"><text:span text:style-name="T4">Nei:</text:span></text:p>
            <table:table table:name="Table13" table:style-name="Table13">
              <table:table-column table:style-name="Table13.A"/>
              <table:table-row table:style-name="Table13.1">
                <table:table-cell table:style-name="Table13.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11">
          <table:table-cell table:style-name="Table54.A10" table:number-columns-spanned="11" office:value-type="string">
            <text:p text:style-name="Standard"><text:span text:style-name="T4">Gå videre til punktene 4. – 19. og fyll ut punktene som er relevante for endringen.</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15">
          <table:table-cell table:style-name="Table54.A3"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6" table:number-columns-spanned="11" office:value-type="string">
            <text:list xml:id="list181108943594016" text:continue-numbering="true" text:style-name="WWNum1">
              <text:list-item>
                <text:p text:style-name="P24"><text:span text:style-name="T2">Legge ned eksisterende emne:</text:span></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5"/>
          </table:table-cell>
        </table:table-row>
        <table:table-row table:style-name="Table54.4">
          <table:table-cell table:style-name="Table54.A16" table:number-columns-spanned="2" office:value-type="string">
            <text:list xml:id="list181108185430235" text:continue-numbering="true" text:style-name="WWNum1">
              <text:list-item>
                <text:list>
                  <text:list-item>
                    <text:p text:style-name="P31"><text:span text:style-name="T4">Siste semester for undervisning:</text:span></text:p>
                  </text:list-item>
                </text:list>
              </text:list-item>
            </text:list>
          </table:table-cell>
          <table:covered-table-cell/>
          <table:table-cell table:style-name="Table54.J2" table:number-columns-spanned="3" office:value-type="string">
            <text:p text:style-name="Standard"><text:span text:style-name="T4">Årstall:</text:span></text:p>
            <table:table table:name="Table14" table:style-name="Table14">
              <table:table-column table:style-name="Table14.A"/>
              <table:table-row table:style-name="Table14.1">
                <table:table-cell table:style-name="Table14.A1" office:value-type="string">
                  <text:p text:style-name="P4"/>
                </table:table-cell>
              </table:table-row>
            </table:table>
            <text:p text:style-name="P4"/>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Standard"><text:span text:style-name="T4">Høst:</text:span></text:p>
                </table:table-cell>
                <table:table-cell table:style-name="Table15.A1" office:value-type="string">
                  <text:p text:style-name="P4"/>
                </table:table-cell>
              </table:table-row>
              <table:table-row table:style-name="Table15.1">
                <table:table-cell table:style-name="Table15.A1" office:value-type="string">
                  <text:p text:style-name="Standard"><text:span text:style-name="T4">Vår:</text:span></text:p>
                </table:table-cell>
                <table:table-cell table:style-name="Table15.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6" table:number-columns-spanned="2" office:value-type="string">
            <text:list xml:id="list181108197628820" text:continue-numbering="true" text:style-name="WWNum1">
              <text:list-item>
                <text:list>
                  <text:list-item>
                    <text:p text:style-name="P31"><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Standard"><text:span text:style-name="T4">Årstall:</text:span></text:p>
            <table:table table:name="Table16" table:style-name="Table16">
              <table:table-column table:style-name="Table16.A"/>
              <table:table-row table:style-name="Table16.1">
                <table:table-cell table:style-name="Table16.A1" office:value-type="string">
                  <text:p text:style-name="P4"/>
                </table:table-cell>
              </table:table-row>
            </table:table>
            <text:p text:style-name="P4"/>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Standard"><text:span text:style-name="T4">Høst:</text:span></text:p>
                </table:table-cell>
                <table:table-cell table:style-name="Table17.A1" office:value-type="string">
                  <text:p text:style-name="P4"/>
                </table:table-cell>
              </table:table-row>
              <table:table-row table:style-name="Table17.1">
                <table:table-cell table:style-name="Table17.A1" office:value-type="string">
                  <text:p text:style-name="Standard"><text:span text:style-name="T4">Vår:</text:span></text:p>
                </table:table-cell>
                <table:table-cell table:style-name="Table17.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6" table:number-columns-spanned="2" office:value-type="string">
            <text:list xml:id="list181108634485046" text:continue-numbering="true" text:style-name="WWNum1">
              <text:list-item>
                <text:list>
                  <text:list-item>
                    <text:p text:style-name="P31"><text:span text:style-name="T4">Er emnet klonet? </text:span></text:p>
                  </text:list-item>
                </text:list>
              </text:list-item>
            </text:list>
          </table:table-cell>
          <table:covered-table-cell/>
          <table:table-cell table:style-name="Table54.J2" table:number-columns-spanned="3" office:value-type="string">
            <text:p text:style-name="Standard"><text:span text:style-name="T4">Ja:</text:span></text:p>
            <table:table table:name="Table18" table:style-name="Table18">
              <table:table-column table:style-name="Table18.A"/>
              <table:table-row table:style-name="Table18.1">
                <table:table-cell table:style-name="Table18.A1" office:value-type="string">
                  <text:p text:style-name="P4"/>
                </table:table-cell>
              </table:table-row>
            </table:table>
            <text:p text:style-name="P4"/>
          </table:table-cell>
          <table:covered-table-cell/>
          <table:covered-table-cell/>
          <table:table-cell table:style-name="Table54.J2" table:number-columns-spanned="6" office:value-type="string">
            <text:p text:style-name="Standard"><text:span text:style-name="T4">Nei:</text:span></text:p>
            <table:table table:name="Table19" table:style-name="Table19">
              <table:table-column table:style-name="Table19.A"/>
              <table:table-row table:style-name="Table19.1">
                <table:table-cell table:style-name="Table19.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6" table:number-columns-spanned="2" office:value-type="string">
            <text:list xml:id="list181108723272276" text:continue-numbering="true" text:style-name="WWNum1">
              <text:list-item>
                <text:list>
                  <text:list-item>
                    <text:p text:style-name="P31"><text:span text:style-name="T4">Skal klonen også legges ned?</text:span></text:p>
                  </text:list-item>
                </text:list>
              </text:list-item>
            </text:list>
          </table:table-cell>
          <table:covered-table-cell/>
          <table:table-cell table:style-name="Table54.J2" table:number-columns-spanned="3" office:value-type="string">
            <text:p text:style-name="Standard"><text:span text:style-name="T4">Ja:</text:span></text:p>
            <table:table table:name="Table20" table:style-name="Table20">
              <table:table-column table:style-name="Table20.A"/>
              <table:table-row table:style-name="Table20.1">
                <table:table-cell table:style-name="Table20.A1" office:value-type="string">
                  <text:p text:style-name="P4"/>
                </table:table-cell>
              </table:table-row>
            </table:table>
            <text:p text:style-name="P4"/>
          </table:table-cell>
          <table:covered-table-cell/>
          <table:covered-table-cell/>
          <table:table-cell table:style-name="Table54.J2" table:number-columns-spanned="6" office:value-type="string">
            <text:p text:style-name="Standard"><text:span text:style-name="T4">Nei:</text:span></text:p>
            <table:table table:name="Table21" table:style-name="Table21">
              <table:table-column table:style-name="Table21.A"/>
              <table:table-row table:style-name="Table21.1">
                <table:table-cell table:style-name="Table21.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4">
          <table:table-cell table:style-name="Table54.A16" table:number-columns-spanned="2" office:value-type="string">
            <text:list xml:id="list181108879395088" text:continue-numbering="true" text:style-name="WWNum1">
              <text:list-item>
                <text:list>
                  <text:list-item>
                    <text:p text:style-name="P31"><text:span text:style-name="T4">Siste semester for undervisning og eksamen for klonen?</text:span></text:p>
                  </text:list-item>
                </text:list>
              </text:list-item>
            </text:list>
          </table:table-cell>
          <table:covered-table-cell/>
          <table:table-cell table:style-name="Table54.J2"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22">
          <table:table-cell table:style-name="Table54.A3" table:number-columns-spanned="2" office:value-type="string">
            <text:p text:style-name="P4"/>
          </table:table-cell>
          <table:covered-table-cell/>
          <table:table-cell table:style-name="Table54.C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23">
          <table:table-cell table:style-name="Table54.A1" table:number-rows-spanned="3" table:number-columns-spanned="2" office:value-type="string">
            <text:list xml:id="list181107250648785" text:continue-numbering="true" text:style-name="WWNum1">
              <text:list-item>
                <text:p text:style-name="P24"><text:span text:style-name="Standardskrift_20_for_20_avsnitt"><text:span text:style-name="T2">Emnenavn </text:span></text:span></text:p>
              </text:list-item>
            </text:list>
            <text:p text:style-name="Standard"><text:span text:style-name="Standardskrift_20_for_20_avsnitt"><text:span text:style-name="T4">Hva skal emnet hete?</text:span></text:span></text:p>
            <text:p text:style-name="Standard"><text:span text:style-name="T4">Husk at emnenavnet må være på bokmål, nynorsk og engelsk. </text:span></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15">Mathematical modeling in Science,</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Standard"><text:span text:style-name="T4">Nynorsk:</text:span></text:p>
          </table:table-cell>
          <table:covered-table-cell/>
          <table:covered-table-cell/>
          <table:table-cell table:style-name="Table54.F23" table:number-columns-spanned="6" office:value-type="string">
            <text:p text:style-name="P2">Mathematical modeling in Science,</text:p>
          </table:table-cell>
          <table:covered-table-cell/>
          <table:covered-table-cell/>
          <table:covered-table-cell/>
          <table:covered-table-cell/>
          <table:covered-table-cell/>
          <table:table-cell table:style-name="Table54.L1" office:value-type="string">
            <text:p text:style-name="P1"/>
          </table:table-cell>
        </table:table-row>
        <table:table-row table:style-name="Table54.25">
          <table:covered-table-cell/>
          <table:covered-table-cell/>
          <table:table-cell table:style-name="Table54.A1" table:number-columns-spanned="3" office:value-type="string">
            <text:p text:style-name="Standard"><text:span text:style-name="T4">Engelsk:</text:span></text:p>
          </table:table-cell>
          <table:covered-table-cell/>
          <table:covered-table-cell/>
          <table:table-cell table:style-name="Table54.F23" table:number-columns-spanned="6" office:value-type="string">
            <text:p text:style-name="P2">Mathematical modeling in Science,</text:p>
          </table:table-cell>
          <table:covered-table-cell/>
          <table:covered-table-cell/>
          <table:covered-table-cell/>
          <table:covered-table-cell/>
          <table:covered-table-cell/>
          <table:table-cell table:style-name="Table54.L1" office:value-type="string">
            <text:p text:style-name="P1"/>
          </table:table-cell>
        </table:table-row>
        <table:table-row table:style-name="Table54.26">
          <table:table-cell table:style-name="Table54.A1" table:number-rows-spanned="2" table:number-columns-spanned="2" office:value-type="string">
            <text:list xml:id="list181108250735167" text:continue-numbering="true" text:style-name="WWNum1">
              <text:list-item>
                <text:p text:style-name="P24"><text:span text:style-name="T2">Forslag til emnekode </text:span></text:p>
              </text:list-item>
            </text:list>
            <text:p text:style-name="P32"><text:span text:style-name="Standardskrift_20_for_20_avsnitt"><text:span text:style-name="T4">Se retningslinjer….</text:span></text:span></text:p>
          </table:table-cell>
          <table:covered-table-cell/>
          <table:table-cell table:style-name="Table54.A1" table:number-columns-spanned="3" office:value-type="string">
            <text:p text:style-name="Standard"><text:span text:style-name="T4">Hovedemne:</text:span></text:p>
          </table:table-cell>
          <table:covered-table-cell/>
          <table:covered-table-cell/>
          <table:table-cell table:style-name="Table54.F23" table:number-columns-spanned="6" office:value-type="string">
            <text:p text:style-name="P3">MAT4XXX</text:p>
          </table:table-cell>
          <table:covered-table-cell/>
          <table:covered-table-cell/>
          <table:covered-table-cell/>
          <table:covered-table-cell/>
          <table:covered-table-cell/>
          <table:table-cell table:style-name="Table54.L1" office:value-type="string">
            <text:p text:style-name="P1"/>
          </table:table-cell>
        </table:table-row>
        <table:table-row table:style-name="Table54.27">
          <table:covered-table-cell/>
          <table:covered-table-cell/>
          <table:table-cell table:style-name="Table54.A1" table:number-columns-spanned="3" office:value-type="string">
            <text:p text:style-name="Standard"><text:span text:style-name="T4">Eventuell klon:</text:span></text:p>
          </table:table-cell>
          <table:covered-table-cell/>
          <table:covered-table-cell/>
          <table:table-cell table:style-name="Table54.F23" table:number-columns-spanned="6" office:value-type="string">
            <text:p text:style-name="P3">MAT3XXX</text:p>
          </table:table-cell>
          <table:covered-table-cell/>
          <table:covered-table-cell/>
          <table:covered-table-cell/>
          <table:covered-table-cell/>
          <table:covered-table-cell/>
          <table:table-cell table:style-name="Table54.L1" office:value-type="string">
            <text:p text:style-name="P1"/>
          </table:table-cell>
        </table:table-row>
        <table:table-row table:style-name="Table54.28">
          <table:table-cell table:style-name="Table54.A1" table:number-columns-spanned="2" office:value-type="string">
            <text:list xml:id="list181107790347356" text:continue-numbering="true" text:style-name="WWNum1">
              <text:list-item>
                <text:p text:style-name="P24"><text:span text:style-name="T2">Studiepoeng </text:span></text:p>
              </text:list-item>
            </text:list>
            <text:p text:style-name="Standard"/>
          </table:table-cell>
          <table:covered-table-cell/>
          <table:table-cell table:style-name="Table54.A1" table:number-columns-spanned="3" office:value-type="string">
            <text:p text:style-name="Standard"><text:span text:style-name="T4">10</text:span></text:p>
            <table:table table:name="Table22" table:style-name="Table22">
              <table:table-column table:style-name="Table22.A"/>
              <table:table-row table:style-name="Table22.1">
                <table:table-cell table:style-name="Table22.A1" office:value-type="string">
                  <text:p text:style-name="P5">x</text:p>
                </table:table-cell>
              </table:table-row>
            </table:table>
            <text:p text:style-name="P4"/>
          </table:table-cell>
          <table:covered-table-cell/>
          <table:covered-table-cell/>
          <table:table-cell table:style-name="Table54.F23" table:number-columns-spanned="6" office:value-type="string">
            <text:p text:style-name="Standard"><text:span text:style-name="T4">Hvis annet, spesifiser og argumenter:</text:span></text:p>
          </table:table-cell>
          <table:covered-table-cell/>
          <table:covered-table-cell/>
          <table:covered-table-cell/>
          <table:covered-table-cell/>
          <table:covered-table-cell/>
          <table:table-cell table:style-name="Table54.L1" office:value-type="string">
            <text:p text:style-name="P4"/>
          </table:table-cell>
        </table:table-row>
        <table:table-row table:style-name="Table54.29">
          <table:table-cell table:style-name="Table54.A29" table:number-rows-spanned="4" table:number-columns-spanned="2" office:value-type="string">
            <text:list xml:id="list181108843378573" text:continue-numbering="true" text:style-name="WWNum1">
              <text:list-item>
                <text:p text:style-name="P24"><text:span text:style-name="T2">Når skal emnet undervises?</text:span></text:p>
              </text:list-item>
            </text:list>
          </table:table-cell>
          <table:covered-table-cell/>
          <table:table-cell table:style-name="Table54.A1" table:number-columns-spanned="3" office:value-type="string">
            <text:p text:style-name="Standard"><text:span text:style-name="T4">Semester:</text:span></text:p>
          </table:table-cell>
          <table:covered-table-cell/>
          <table:covered-table-cell/>
          <table:table-cell table:style-name="Table54.F23" table:number-columns-spanned="3" office:value-type="string">
            <text:p text:style-name="Standard"><text:span text:style-name="T4">Høst:</text:span></text:p>
            <table:table table:name="Table23" table:style-name="Table23">
              <table:table-column table:style-name="Table23.A"/>
              <table:table-row table:style-name="Table23.1">
                <table:table-cell table:style-name="Table23.A1" office:value-type="string">
                  <text:p text:style-name="P4"/>
                </table:table-cell>
              </table:table-row>
            </table:table>
            <text:p text:style-name="P4"/>
          </table:table-cell>
          <table:covered-table-cell/>
          <table:covered-table-cell/>
          <table:table-cell table:style-name="Table54.F23" table:number-columns-spanned="3" office:value-type="string">
            <text:p text:style-name="Standard"><text:span text:style-name="T4">Vår:</text:span></text:p>
            <table:table table:name="Table24" table:style-name="Table24">
              <table:table-column table:style-name="Table24.A"/>
              <table:table-row table:style-name="Table24.1">
                <table:table-cell table:style-name="Table24.A1" office:value-type="string">
                  <text:p text:style-name="P5">x</text:p>
                </table:table-cell>
              </table:table-row>
            </table:table>
            <text:p text:style-name="P4"/>
          </table:table-cell>
          <table:covered-table-cell/>
          <table:covered-table-cell/>
          <table:table-cell table:style-name="Table54.L1" office:value-type="string">
            <text:p text:style-name="P4"/>
          </table:table-cell>
        </table:table-row>
        <table:table-row table:style-name="Table54.30">
          <table:covered-table-cell/>
          <table:covered-table-cell/>
          <table:table-cell table:style-name="Table54.A1" table:number-columns-spanned="3" office:value-type="string">
            <text:p text:style-name="Standard"><text:span text:style-name="T4">Regelmessig:</text:span></text:p>
          </table:table-cell>
          <table:covered-table-cell/>
          <table:covered-table-cell/>
          <table:table-cell table:style-name="Table54.F23" table:number-columns-spanned="3" office:value-type="string">
            <text:p text:style-name="Standard"><text:span text:style-name="T4">Ja:</text:span></text:p>
            <table:table table:name="Table25" table:style-name="Table25">
              <table:table-column table:style-name="Table25.A"/>
              <table:table-row table:style-name="Table25.1">
                <table:table-cell table:style-name="Table25.A1" office:value-type="string">
                  <text:p text:style-name="P5">x</text:p>
                </table:table-cell>
              </table:table-row>
            </table:table>
            <text:p text:style-name="P4"/>
          </table:table-cell>
          <table:covered-table-cell/>
          <table:covered-table-cell/>
          <table:table-cell table:style-name="Table54.F23" table:number-columns-spanned="3" office:value-type="string">
            <text:p text:style-name="Standard"><text:span text:style-name="T4">Nei:</text:span></text:p>
            <table:table table:name="Table26" table:style-name="Table26">
              <table:table-column table:style-name="Table26.A"/>
              <table:table-row table:style-name="Table26.1">
                <table:table-cell table:style-name="Table26.A1" office:value-type="string">
                  <text:p text:style-name="P4"/>
                </table:table-cell>
              </table:table-row>
            </table:table>
            <text:p text:style-name="P4"/>
          </table:table-cell>
          <table:covered-table-cell/>
          <table:covered-table-cell/>
          <table:table-cell table:style-name="Table54.L1" office:value-type="string">
            <text:p text:style-name="P4"/>
          </table:table-cell>
        </table:table-row>
        <table:table-row table:style-name="Table54.30">
          <table:covered-table-cell/>
          <table:covered-table-cell/>
          <table:table-cell table:style-name="Table54.A1" table:number-columns-spanned="3" office:value-type="string">
            <text:p text:style-name="Standard"><text:span text:style-name="T4">Første gang:</text:span></text:p>
          </table:table-cell>
          <table:covered-table-cell/>
          <table:covered-table-cell/>
          <table:table-cell table:style-name="Table54.F23" table:number-columns-spanned="3" office:value-type="string">
            <text:p text:style-name="Standard"><text:span text:style-name="T4">Årstall:</text:span></text:p>
            <table:table table:name="Table27" table:style-name="Table27">
              <table:table-column table:style-name="Table27.A"/>
              <table:table-row table:style-name="Table27.1">
                <table:table-cell table:style-name="Table27.A1" office:value-type="string">
                  <text:p text:style-name="P5">2019</text:p>
                </table:table-cell>
              </table:table-row>
            </table:table>
            <text:p text:style-name="P4"/>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Standard"><text:span text:style-name="T4">Høst:</text:span></text:p>
                </table:table-cell>
                <table:table-cell table:style-name="Table28.A1" office:value-type="string">
                  <text:p text:style-name="P4"/>
                </table:table-cell>
              </table:table-row>
              <table:table-row table:style-name="Table28.1">
                <table:table-cell table:style-name="Table28.A1" office:value-type="string">
                  <text:p text:style-name="Standard"><text:span text:style-name="T4">Vår:</text:span></text:p>
                </table:table-cell>
                <table:table-cell table:style-name="Table28.A1" office:value-type="string">
                  <text:p text:style-name="P5">x</text:p>
                </table:table-cell>
              </table:table-row>
            </table:table>
            <text:p text:style-name="P4"/>
          </table:table-cell>
          <table:covered-table-cell/>
          <table:covered-table-cell/>
          <table:table-cell table:style-name="Table54.L1" office:value-type="string">
            <text:p text:style-name="P4"/>
          </table:table-cell>
        </table:table-row>
        <table:table-row table:style-name="Table54.32">
          <table:covered-table-cell/>
          <table:covered-table-cell/>
          <table:table-cell table:style-name="Table54.A29" table:number-columns-spanned="3" office:value-type="string">
            <text:p text:style-name="Standard"><text:span text:style-name="T4">Siste gang:</text:span></text:p>
            <text:p text:style-name="Standard"><text:span text:style-name="T4">(hvis du vet)</text:span></text:p>
          </table:table-cell>
          <table:covered-table-cell/>
          <table:covered-table-cell/>
          <table:table-cell table:style-name="Table54.F32" table:number-columns-spanned="3" office:value-type="string">
            <text:p text:style-name="Standard"><text:span text:style-name="T4">Årstall:</text:span></text:p>
            <table:table table:name="Table29" table:style-name="Table29">
              <table:table-column table:style-name="Table29.A"/>
              <table:table-row table:style-name="Table29.1">
                <table:table-cell table:style-name="Table29.A1" office:value-type="string">
                  <text:p text:style-name="P4"/>
                </table:table-cell>
              </table:table-row>
            </table:table>
            <text:p text:style-name="P4"/>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Standard"><text:span text:style-name="T4">Høst:</text:span></text:p>
                </table:table-cell>
                <table:table-cell table:style-name="Table30.A1" office:value-type="string">
                  <text:p text:style-name="P4"/>
                </table:table-cell>
              </table:table-row>
              <table:table-row table:style-name="Table30.1">
                <table:table-cell table:style-name="Table30.A1" office:value-type="string">
                  <text:p text:style-name="Standard"><text:span text:style-name="T4">Vår:</text:span></text:p>
                </table:table-cell>
                <table:table-cell table:style-name="Table30.A1" office:value-type="string">
                  <text:p text:style-name="P4"/>
                </table:table-cell>
              </table:table-row>
            </table:table>
            <text:p text:style-name="P4"/>
          </table:table-cell>
          <table:covered-table-cell/>
          <table:covered-table-cell/>
          <table:table-cell table:style-name="Table54.L1" office:value-type="string">
            <text:p text:style-name="P4"/>
          </table:table-cell>
        </table:table-row>
        <table:table-row table:style-name="Table54.33">
          <table:table-cell table:style-name="Table54.A1" table:number-rows-spanned="4" table:number-columns-spanned="2" office:value-type="string">
            <text:list xml:id="list181107196824223" text:continue-numbering="true" text:style-name="WWNum1">
              <text:list-item>
                <text:p text:style-name="P24"><text:span text:style-name="Standardskrift_20_for_20_avsnitt"><text:span text:style-name="T2">Undervisningsspråk</text:span></text:span></text:p>
              </text:list-item>
            </text:list>
            <text:p text:style-name="P12"/>
          </table:table-cell>
          <table:covered-table-cell/>
          <table:table-cell table:style-name="Table54.A1" table:number-columns-spanned="3" office:value-type="string">
            <text:p text:style-name="Standard"><text:span text:style-name="T4">Norsk:</text:span></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34">
          <table:covered-table-cell/>
          <table:covered-table-cell/>
          <table:table-cell table:style-name="Table54.A1" table:number-columns-spanned="3" office:value-type="string">
            <text:p text:style-name="Standard"><text:span text:style-name="T4">Norsk (engelsk på forespørsel):</text:span></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5">x</text:p>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34">
          <table:covered-table-cell/>
          <table:covered-table-cell/>
          <table:table-cell table:style-name="Table54.A1" table:number-columns-spanned="3" office:value-type="string">
            <text:p text:style-name="Standard"><text:span text:style-name="T4">Engelsk:</text:span></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4"/>
                </table:table-cell>
              </table:table-row>
            </table:table>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4"/>
          </table:table-cell>
          <table:covered-table-cell/>
          <table:covered-table-cell/>
          <table:covered-table-cell/>
          <table:covered-table-cell/>
          <table:covered-table-cell/>
          <table:table-cell table:style-name="Table54.L1" office:value-type="string">
            <text:p text:style-name="P4"/>
          </table:table-cell>
        </table:table-row>
        <table:table-row table:style-name="Table54.37">
          <table:table-cell table:style-name="Table54.A1" table:number-columns-spanned="2" office:value-type="string">
            <text:list xml:id="list181108306834215" text:continue-numbering="true" text:style-name="WWNum1">
              <text:list-item>
                <text:p text:style-name="P24"><text:span text:style-name="T2">Kort om emnet</text:span></text:p>
              </text:list-item>
            </text:list>
            <text:p text:style-name="Standard"><text:span text:style-name="T4">Gi en kort og konkret beskrivelse av det faglige innholdet i emnet: Hva handler dette emnet om? Skriv 2-3 fullstendige setninger. </text:span></text:p>
          </table:table-cell>
          <table:covered-table-cell/>
          <table:table-cell table:style-name="Table54.A1" table:number-columns-spanned="9" office:value-type="string">
            <text:p text:style-name="P7">The course gives an introduction to central numerical methods in science with <text:span text:style-name="T22">relevance to applications in several disciplines, spanning from life science to the physical sciences.</text:span> <text:s/><text:span text:style-name="T24">The algorithms include central linear algebra methods, important algorithms for solving various differential equations as well as different types of non-linear optimization problems. <text:s text:c="2"/></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38">
          <table:table-cell table:style-name="Table54.A1" table:number-rows-spanned="2" table:number-columns-spanned="2" office:value-type="string">
            <text:list xml:id="list181109226312745" text:continue-numbering="true" text:style-name="WWNum1">
              <text:list-item>
                <text:p text:style-name="P24"><text:span text:style-name="T2">Hva lærer du? </text:span></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12">http://www.uio.no/for-ansatte/arbeidsstotte/sta/enheter/mn/emner-program/emner/mn-retningslinjer-emner.html</text:span></text:a></text:p>
          </table:table-cell>
          <table:covered-table-cell/>
          <table:table-cell table:style-name="Table54.A1" table:number-columns-spanned="9" office:value-type="string">
            <text:p text:style-name="P18"><text:span text:style-name="T4">Hovedemne: </text:span><text:span text:style-name="T7">A</text:span><text:span text:style-name="T6">fter completion of this course</text:span></text:p>
            <text:p text:style-name="P18"><text:span text:style-name="T6">- </text:span><text:span text:style-name="T7">you will have a deeper knowledge of central numerical algortihms from linear algebra.</text:span></text:p>
            <text:p text:style-name="P18"><text:span text:style-name="T7">- you will have a knowledge of some specific methods to solve different types of differential equations and nonlinear optimization problems and methods of approach of functions using simpler functions such as polynomials, piecewise polynomials and trigonometric functions.</text:span></text:p>
            <text:p text:style-name="P9">- you know how to develop and structure codes for studying scientific problems <text:span text:style-name="T24">using central numerical algorithms and methods</text:span></text:p>
            <text:p text:style-name="P9">- you know how to develop a critical understanding of the capabilities and limits of the various numerical methods,</text:p>
            <text:p text:style-name="P9">- you understand what can go wrong with various numerical algorithms</text:p>
            <text:p text:style-name="P9">- you have an overview of important, known algorithms</text:p>
            <text:p text:style-name="P9">- you have developed an understanding of how algorithms are used to solve mathematical problems</text:p>
            <text:p text:style-name="P9">- you understand how to make <text:span text:style-name="T23">your </text:span>science reprodu<text:span text:style-name="T23">cible</text:span></text:p>
            <text:p text:style-name="P8">- you are capable of judging and analyzing all parts of the obtained scientific results</text:p>
            <text:p text:style-name="P8"><text:span text:style-name="T4">- <text:s/>you can present results orally and in written form as scientific reports/article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38">
          <table:covered-table-cell/>
          <table:covered-table-cell/>
          <table:table-cell table:style-name="Table54.A1" table:number-columns-spanned="9" office:value-type="string">
            <text:p text:style-name="P18"><text:span text:style-name="T4">Eventuell klon: <text:s/></text:span><text:span text:style-name="T7">A</text:span><text:span text:style-name="T6">fter completion of this course</text:span></text:p>
            <text:p text:style-name="P18"><text:span text:style-name="T6">- </text:span><text:span text:style-name="T7">you will have a deeper knowledge of central numerical algortihms from linear algebra.</text:span></text:p>
            <text:p text:style-name="P18"><text:span text:style-name="T7">- you will have a knowledge of some specific methods to solve different types of differential equations and nonlinear optimization problems and methods of approach of functions using simpler functions such as polynomials, piecewise polynomials and trigonometric functions.</text:span></text:p>
            <text:p text:style-name="P9">- you know how to develop and structure codes for studying scientific problems <text:span text:style-name="T24">using central numerical algorithms and methods</text:span></text:p>
            <text:p text:style-name="P9">- you know how to develop a critical understanding of the capabilities and limits of the various numerical methods,</text:p>
            <text:p text:style-name="P9">- you understand what can go wrong with various numerical algorithms</text:p>
            <text:p text:style-name="P9">- you have an overview of important, known algorithms</text:p>
            <text:p text:style-name="P9">- you have developed an understanding of how algorithms are used to solve mathematical problems</text:p>
            <text:p text:style-name="P9">- you understand how to make <text:span text:style-name="T23">your </text:span>science reprodu<text:span text:style-name="T23">cible</text:span></text:p>
            <text:p text:style-name="P8">- you are capable of judging and analyzing all parts of the obtained scientific results</text:p>
            <text:p text:style-name="P8"><text:span text:style-name="T4">- <text:s/>you can present results orally and in written form as scientific reports/article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38">
          <table:table-cell table:style-name="Table54.A1" table:number-columns-spanned="2" office:value-type="string">
            <text:list xml:id="list181108076139707" text:continue-numbering="true" text:style-name="WWNum1">
              <text:list-item>
                <text:p text:style-name="P24"><text:span text:style-name="T2">Opptak og adgangsregulering</text:span></text:p>
              </text:list-item>
            </text:list>
            <text:p text:style-name="Standard"><text:span text:style-name="T4">Hvis emnet er forbeholdt studenter med opptak på bestemte programmer eller ikke er åpent for enkeltemnestudenter ved ledig kapasitet, må dette komme tydelig frem.</text:span></text:p>
            <text:p text:style-name="Standard"><text:span text:style-name="T4">Hvis emnet har kapasitetsbegrensning skal det stå i emnebeskrivelsen med tydelig beskrivelse av eventuell rangering.</text:span></text:p>
            <text:p text:style-name="Standard"><text:span text:style-name="T4">Hvis emnet er klonet må rangeringsreglene gjelde for maks antall studenter på begge emner.</text:span></text:p>
          </table:table-cell>
          <table:covered-table-cell/>
          <table:table-cell table:style-name="Table54.A1" table:number-columns-spanned="9" office:value-type="string">
            <text:p text:style-name="P19"><text:span text:style-name="T19">Students who are admitted to study programmes at UiO must each semester register which courses and exams they wish to sign up for </text:span><text:a xlink:type="simple" xlink:href="http://www.uio.no/english/studies/registrations/course-registration/" text:style-name="Internet_20_link" text:visited-style-name="Visited_20_Internet_20_Link"><text:span text:style-name="T20">in Studentweb</text:span></text:a><text:span text:style-name="T19">.</text:span></text:p>
            <text:p text:style-name="P21"><text:span text:style-name="T19">If you are not already enrolled as a student at UiO, please see our information about </text:span><text:a xlink:type="simple" xlink:href="http://www.uio.no/english/studies/admission/" text:style-name="Internet_20_link" text:visited-style-name="Visited_20_Internet_20_Link"><text:span text:style-name="T20">admission requirements and procedures</text:span></text:a><text:span text:style-name="T19">.</text:span></text:p>
            <text:p text:style-name="P20">Courses with less than three students registrered will normally be cancelled.</text:p>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1">
          <table:table-cell table:style-name="Table54.A1" table:number-rows-spanned="2" table:number-columns-spanned="2" office:value-type="string">
            <text:list xml:id="list181109132763102" text:continue-numbering="true" text:style-name="WWNum1">
              <text:list-item>
                <text:p text:style-name="P24"><text:span text:style-name="T2">Obligatoriske forkunnskaper </text:span></text:p>
              </text:list-item>
            </text:list>
            <text:p text:style-name="Standard"><text:span text:style-name="T4">Er det emner som må være bestått for at studenten skal kunne ta gjeldende emne, og for å bruke emnet i en grad?</text:span></text:p>
            <text:p text:style-name="Standard"><text:span text:style-name="T4">Husk HMS-emner.</text:span></text:p>
          </table:table-cell>
          <table:covered-table-cell/>
          <table:table-cell table:style-name="Table54.A1" table:number-columns-spanned="9" office:value-type="string">
            <text:p text:style-name="Standard"><text:span text:style-name="T4">Hovedemne:</text:span></text:p>
            <text:p text:style-name="P16">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2">
          <table:covered-table-cell/>
          <table:covered-table-cell/>
          <table:table-cell table:style-name="Table54.A1" table:number-columns-spanned="9" office:value-type="string">
            <text:p text:style-name="Standard"><text:span text:style-name="T4">Eventuell klon:</text:span><text:span text:style-name="T2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3">
          <table:table-cell table:style-name="Table54.A1" table:number-rows-spanned="2" table:number-columns-spanned="2" office:value-type="string">
            <text:list xml:id="list181109166974183" text:continue-numbering="true" text:style-name="WWNum1">
              <text:list-item>
                <text:p text:style-name="P24"><text:span text:style-name="T2">Anbefalte forkunnskaper</text:span></text:p>
              </text:list-item>
            </text:list>
            <text:p text:style-name="Standard"><text:span text:style-name="T4">Bygger emnet på andre emner? </text:span></text:p>
          </table:table-cell>
          <table:covered-table-cell/>
          <table:table-cell table:style-name="Table54.A1" table:number-columns-spanned="9" office:value-type="string">
            <text:p text:style-name="Standard"><text:span text:style-name="T4">Hovedemne:</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3">
          <table:covered-table-cell/>
          <table:covered-table-cell/>
          <table:table-cell table:style-name="Table54.A1" table:number-columns-spanned="9" office:value-type="string">
            <text:p text:style-name="Standard"><text:span text:style-name="T4">Eventuell kl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1">
          <table:table-cell table:style-name="Table54.A1" table:number-rows-spanned="2" table:number-columns-spanned="2" office:value-type="string">
            <text:list xml:id="list181107396281105" text:continue-numbering="true" text:style-name="WWNum1">
              <text:list-item>
                <text:p text:style-name="P24"><text:soft-page-break/><text:span text:style-name="Standardskrift_20_for_20_avsnitt"><text:span text:style-name="T2">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Standard"><text:span text:style-name="T4">Hovedemne:</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2">
          <table:covered-table-cell/>
          <table:covered-table-cell/>
          <table:table-cell table:style-name="Table54.A1" table:number-columns-spanned="9" office:value-type="string">
            <text:p text:style-name="Standard"><text:span text:style-name="T4">Eventuell kl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2">
          <table:table-cell table:style-name="Table54.A1" table:number-columns-spanned="2" office:value-type="string">
            <text:list xml:id="list181108228415555" text:continue-numbering="true" text:style-name="WWNum1">
              <text:list-item>
                <text:p text:style-name="P24"><text:span text:style-name="T2">Tregangersregelen</text:spa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4"><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8">
          <table:table-cell table:style-name="Table54.A1" table:number-rows-spanned="2" table:number-columns-spanned="2" office:value-type="string">
            <text:list xml:id="list181107233892643" text:continue-numbering="true" text:style-name="WWNum1">
              <text:list-item>
                <text:p text:style-name="P24"><text:span text:style-name="Standardskrift_20_for_20_avsnitt"><text:span text:style-name="T2">Undervisning</text:span></text:span><text:span text:style-name="Standardskrift_20_for_20_avsnitt"><text:span text:style-name="T4"> </text:span></text:span></text:p>
              </text:list-item>
            </text:list>
            <text:p text:style-name="Standard"><text:span text:style-name="T4">Undervisningsformene gjenspeiler læringsmålene og vurderingsformen. <text:s/>Hva slags obligatoriske og ikke-obligatoriske aktiviteter består undervisningen av? <text:s/>Antall timer og undervisningsformer (forelesning, lab, gruppe, osv.). </text:span></text:p>
            <text:p text:style-name="Standard"><text:span text:style-name="T4">Hvis emnet har lab./felt, husk fellestekst om forsikring og krav om beståtte HMS-emner før deltagelse på lab./felt.</text:span></text:p>
            <text:p text:style-name="Standard"><text:span text:style-name="T4">Hvis emnet har obligatoriske oppgaver, hvor lenge er disse gyldige hvis de er godkjente?</text:span></text:p>
            <text:p text:style-name="Standard"><text:span text:style-name="Standardskrift_20_for_20_avsnitt"><text:span text:style-name="T9">Det må stå om det er obligatorisk oppmøte på første forelesning eller liknende.</text:span></text:span></text:p>
          </table:table-cell>
          <table:covered-table-cell/>
          <table:table-cell table:style-name="Table54.A1" table:number-columns-spanned="9" office:value-type="string">
            <text:p text:style-name="P17"><text:span text:style-name="T4">Hovedemne:</text:span><text:span text:style-name="T5">Four lectures per week and four hours of laboratory sessions for work on computational projects</text:span></text:p>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49">
          <table:covered-table-cell/>
          <table:covered-table-cell/>
          <table:table-cell table:style-name="Table54.A1" table:number-columns-spanned="9" office:value-type="string">
            <text:p text:style-name="P17"><text:span text:style-name="T4">Eventuell klon:</text:span><text:bookmark text:name="_GoBack"/><text:span text:style-name="T4"> </text:span><text:span text:style-name="T5">Four lectures per week and four hours of laboratory sessions for work on computational project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4"/>
            <text:p text:style-name="P4"/>
            <text:p text:style-name="P4"/>
            <text:p text:style-name="P4"/>
          </table:table-cell>
        </table:table-row>
        <table:table-row table:style-name="Table54.50">
          <table:table-cell table:style-name="Table54.A1" table:number-rows-spanned="2" table:number-columns-spanned="2" office:value-type="string">
            <text:list xml:id="list181107287480484" text:continue-numbering="true" text:style-name="WWNum1">
              <text:list-item>
                <text:p text:style-name="P24"><text:span text:style-name="T2">Eksamen</text:span></text:p>
              </text:list-item>
            </text:list>
            <text:p text:style-name="Standard"><text:span text:style-name="T4">Hvis emnet har flere deleksamener, må det komme fram hvordan de ulike delene teller og om hver del må være bestått. Husk å oppgi dersom det f.eks er oppgaver som må være godkjent før eksamen. Skal det være digital-, hjemme-, skole-, muntlig eksamen? </text:span></text:p>
          </table:table-cell>
          <table:covered-table-cell/>
          <table:table-cell table:style-name="Table54.A1" table:number-columns-spanned="9" office:value-type="string">
            <text:p text:style-name="Standard"><text:span text:style-name="T4">Hovedemne: </text:span><text:span text:style-name="T5">Final written exam which counts 40%, three porjects which 60% of the final mark.</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4"/>
          </table:table-cell>
        </table:table-row>
        <table:table-row table:style-name="Table54.50">
          <table:covered-table-cell/>
          <table:covered-table-cell/>
          <table:table-cell table:style-name="Table54.A1" table:number-columns-spanned="9" office:value-type="string">
            <text:p text:style-name="P17"><text:span text:style-name="T4">Eventuell klon: </text:span><text:span text:style-name="T5">Final written exam which counts 40%, three porjects which 60% of the final mark.</text:span></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81108579398524" text:continue-numbering="true" text:style-name="WWNum1">
              <text:list-item>
                <text:p text:style-name="P24"><text:span text:style-name="T2">Hjelpemidler</text:span></text:p>
              </text:list-item>
            </text:list>
            <text:p text:style-name="P33"/>
          </table:table-cell>
          <table:covered-table-cell/>
          <table:table-cell table:style-name="Table54.A1" table:number-columns-spanned="2" office:value-type="string">
            <text:p text:style-name="Standard"><text:span text:style-name="T4">Nei:</text:span></text:p>
            <table:table table:name="Table34" table:style-name="Table34">
              <table:table-column table:style-name="Table34.A"/>
              <table:table-row table:style-name="Table34.1">
                <table:table-cell table:style-name="Table34.A1" office:value-type="string">
                  <text:p text:style-name="P4"/>
                </table:table-cell>
              </table:table-row>
            </table:table>
            <text:p text:style-name="P4"/>
          </table:table-cell>
          <table:covered-table-cell/>
          <table:table-cell table:style-name="Table54.F23" table:number-columns-spanned="7" office:value-type="string">
            <text:p text:style-name="Standard"><text:span text:style-name="T4">Ja: </text:span></text:p>
            <table:table table:name="Table35" table:style-name="Table35">
              <table:table-column table:style-name="Table35.A"/>
              <table:table-row table:style-name="Table35.1">
                <table:table-cell table:style-name="Table35.A1" office:value-type="string">
                  <text:p text:style-name="P6">x</text:p>
                </table:table-cell>
              </table:table-row>
            </table:table>
            <text:p text:style-name="Standard"><text:span text:style-name="T4">Spesifiser: </text:span><text:span text:style-name="T5">2 A4 pages with own notes.</text:span></text:p>
            <text:p text:style-name="P4"/>
            <text:p text:style-name="P4"/>
            <text:p text:style-name="P4"/>
          </table: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53">
          <table:table-cell table:style-name="Table54.A1" table:number-rows-spanned="4" table:number-columns-spanned="2" office:value-type="string">
            <text:list xml:id="list181107998594856" text:continue-numbering="true" text:style-name="WWNum1">
              <text:list-item>
                <text:p text:style-name="P24"><text:span text:style-name="T2">Eksamensspråk</text:span></text:p>
              </text:list-item>
            </text:list>
          </table:table-cell>
          <table:covered-table-cell/>
          <table:table-cell table:style-name="Table54.A29" table:number-columns-spanned="9" office:value-type="string">
            <text:p text:style-name="Standard"><text:span text:style-name="T13">Du kan besvare eksamen på norsk, svensk, dansk eller engelsk.</text:span></text:p>
            <table:table table:name="Table36" table:style-name="Table36">
              <table:table-column table:style-name="Table36.A"/>
              <table:table-row table:style-name="Table36.1">
                <table:table-cell table:style-name="Table36.A1" office:value-type="string">
                  <text:p text:style-name="P6">x</text:p>
                </table:table-cell>
              </table:table-row>
            </table:table>
            <text:p text:style-name="P4"/>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4"/>
          </table:table-cell>
        </table:table-row>
        <table:table-row table:style-name="Table54.54">
          <table:covered-table-cell/>
          <table:covered-table-cell/>
          <table:table-cell table:style-name="Table54.A29" table:number-columns-spanned="9" office:value-type="string">
            <text:p text:style-name="P35"><text:span text:style-name="T14">Dersom emnet undervises på engelsk vil det bare tilbys eksamensoppgavetekst på engelsk.</text:span></text:p>
            <text:p text:style-name="P35"><text:span text:style-name="T14">Du kan besvare eksamen på norsk, svensk, dansk eller engelsk.</text:span></text:p>
            <table:table table:name="Table37" table:style-name="Table37">
              <table:table-column table:style-name="Table37.A"/>
              <table:table-row table:style-name="Table37.1">
                <table:table-cell table:style-name="Table37.A1" office:value-type="string">
                  <text:p text:style-name="P36">x</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Standard"><text:span text:style-name="T13">Eksamensoppgaven blir gitt på engelsk, og du skal besvare eksamenen på engelsk. </text:span></text:p>
            <table:table table:name="Table38" table:style-name="Table38">
              <table:table-column table:style-name="Table38.A"/>
              <table:table-row table:style-name="Table38.1">
                <table:table-cell table:style-name="Table38.A1" office:value-type="string">
                  <text:p text:style-name="P4"/>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Standard"><text:span text:style-name="T4">Annet, spesifiser:</text:span></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81108624642356" text:continue-numbering="true" text:style-name="WWNum1">
              <text:list-item>
                <text:p text:style-name="P24"><text:span text:style-name="T2">Karakterskala</text:span></text:p>
              </text:list-item>
            </text:list>
          </table:table-cell>
          <table:covered-table-cell/>
          <table:table-cell table:style-name="Table54.A1" table:number-columns-spanned="4" office:value-type="string">
            <text:p text:style-name="Standard"><text:span text:style-name="T4">Hovedemne:</text:span></text:p>
          </table:table-cell>
          <table:covered-table-cell/>
          <table:covered-table-cell/>
          <table:covered-table-cell/>
          <table:table-cell table:style-name="Table54.F23" table:number-columns-spanned="4" office:value-type="string">
            <text:p text:style-name="Standard"><text:span text:style-name="T4">Bestått/ikke bestått:</text:span></text:p>
            <table:table table:name="Table39" table:style-name="Table39">
              <table:table-column table:style-name="Table39.A"/>
              <table:table-row table:style-name="Table39.1">
                <table:table-cell table:style-name="Table39.A1" office:value-type="string">
                  <text:p text:style-name="P4"/>
                </table:table-cell>
              </table:table-row>
            </table:table>
            <text:p text:style-name="P4"/>
          </table:table-cell>
          <table:covered-table-cell/>
          <table:covered-table-cell/>
          <table:covered-table-cell/>
          <table:table-cell table:style-name="Table54.F23" office:value-type="string">
            <text:p text:style-name="Standard"><text:span text:style-name="T4">A – F:</text:span></text:p>
            <table:table table:name="Table40" table:style-name="Table40">
              <table:table-column table:style-name="Table40.A"/>
              <table:table-row table:style-name="Table40.1">
                <table:table-cell table:style-name="Table40.A1" office:value-type="string">
                  <text:p text:style-name="P6">x</text:p>
                </table:table-cell>
              </table:table-row>
            </table:table>
            <text:p text:style-name="P4"/>
          </table:table-cell>
          <table:table-cell table:style-name="Table54.L1" table:number-rows-spanned="2" office:value-type="string">
            <text:p text:style-name="P4"/>
          </table:table-cell>
        </table:table-row>
        <table:table-row table:style-name="Table54.58">
          <table:covered-table-cell/>
          <table:covered-table-cell/>
          <table:table-cell table:style-name="Table54.A1" table:number-columns-spanned="4" office:value-type="string">
            <text:p text:style-name="Standard"><text:span text:style-name="T4">Eventuell klone:</text:span></text:p>
          </table:table-cell>
          <table:covered-table-cell/>
          <table:covered-table-cell/>
          <table:covered-table-cell/>
          <table:table-cell table:style-name="Table54.F23" table:number-columns-spanned="4" office:value-type="string">
            <text:p text:style-name="Standard"><text:span text:style-name="T4">Bestått/ikke bestått:</text:span></text:p>
            <table:table table:name="Table41" table:style-name="Table41">
              <table:table-column table:style-name="Table41.A"/>
              <table:table-row table:style-name="Table41.1">
                <table:table-cell table:style-name="Table41.A1" office:value-type="string">
                  <text:p text:style-name="P4"/>
                </table:table-cell>
              </table:table-row>
            </table:table>
            <text:p text:style-name="P4"/>
          </table:table-cell>
          <table:covered-table-cell/>
          <table:covered-table-cell/>
          <table:covered-table-cell/>
          <table:table-cell table:style-name="Table54.F23" office:value-type="string">
            <text:p text:style-name="Standard"><text:span text:style-name="T4">A – F:</text:span></text:p>
            <table:table table:name="Table42" table:style-name="Table42">
              <table:table-column table:style-name="Table42.A"/>
              <table:table-row table:style-name="Table42.1">
                <table:table-cell table:style-name="Table42.A1" office:value-type="string">
                  <text:p text:style-name="P6">x</text:p>
                </table:table-cell>
              </table:table-row>
            </table:table>
            <text:p text:style-name="P4"/>
          </table:table-cell>
          <table:covered-table-cell/>
        </table:table-row>
        <table:table-row table:style-name="Table54.59">
          <table:table-cell table:style-name="Table54.A1" table:number-rows-spanned="4" table:number-columns-spanned="2" office:value-type="string">
            <text:list xml:id="list773246823216372559" text:style-name="WWNum3">
              <text:list-item>
                <text:p text:style-name="P30"><text:span text:style-name="T2">Adgang til ny og utsatt eksamen</text:span></text:p>
              </text:list-item>
            </text:list>
            <text:p text:style-name="Standard"><text:span text:style-name="T4">Utsatt eksamen = for studenter med gyldig fravær.</text:span></text:p>
            <text:p text:style-name="Standard"><text:span text:style-name="T4">Ny eksamen = for studenter som ikke består eller avbryter eksamen.</text:span></text:p>
            <text:p text:style-name="P4"/>
            <text:p text:style-name="Standard"><text:span text:style-name="T4">NB! Alle 1000-emner tilbyr utsatt og ny eksamen.</text:span></text:p>
            <text:p text:style-name="P4"/>
            <text:p text:style-name="P4"/>
          </table:table-cell>
          <table:covered-table-cell/>
          <table:table-cell table:style-name="Table54.A29" table:number-columns-spanned="9" office:value-type="string">
            <text:p text:style-name="Standard"><text:span text:style-name="T13">Utsatt og ny eksamen.</text:span></text:p>
            <table:table table:name="Table43" table:style-name="Table43">
              <table:table-column table:style-name="Table43.A"/>
              <table:table-row table:style-name="Table43.1">
                <table:table-cell table:style-name="Table43.A1" office:value-type="string">
                  <text:p text:style-name="P4"/>
                </table:table-cell>
              </table:table-row>
            </table:table>
            <text:p text:style-name="P4"/>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4"/>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10">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6">x</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Standard"><text:span text:style-name="T12">(ny eksamen hvis stryker, men ikke hvis trekker seg)</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4"/>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3">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3"/>
                </table:table-cell>
              </table:table-row>
            </table:table>
            <text:p text:style-name="P13"/>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81108418112531" text:continue-numbering="true" text:style-name="WWNum3">
              <text:list-item>
                <text:p text:style-name="P30"><text:span text:style-name="T2">Forslag til pensum</text:span></text:p>
              </text:list-item>
            </text:list>
            <text:p text:style-name="Standard"><text:span text:style-name="T4">Til bruk for godkjenning lokalt</text:span></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Standard"><text:span text:style-name="T8">Hovedemne:</text:span></text:p>
            <text:p text:style-name="P10"/>
          </table:table-cell>
          <table:covered-table-cell/>
          <table:covered-table-cell/>
          <table:covered-table-cell/>
          <table:covered-table-cell/>
          <table:covered-table-cell/>
          <table:covered-table-cell/>
          <table:covered-table-cell/>
          <table:covered-table-cell/>
          <table:table-cell table:style-name="Table54.L1" office:value-type="string">
            <text:p text:style-name="P10"/>
          </table:table-cell>
        </table:table-row>
        <table:table-row table:style-name="Table54.64">
          <table:covered-table-cell/>
          <table:covered-table-cell/>
          <table:table-cell table:style-name="Table54.A1" table:number-columns-spanned="9" office:value-type="string">
            <text:p text:style-name="Standard"><text:span text:style-name="T8">Eventuell kl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10"/>
          </table:table-cell>
        </table:table-row>
        <table:table-row table:style-name="Table54.65">
          <table:table-cell table:style-name="Table54.A3" table:number-columns-spanned="11" office:value-type="string">
            <text:p text:style-name="P22"/>
            <text:p text:style-name="P22"><text:span text:style-name="Utheving"><text:span text:style-name="T11">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10"/>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0"/>
          </table:table-cell>
        </table:table-row>
        <table:table-row table:style-name="Table54.66">
          <table:table-cell table:style-name="Table54.A66" table:number-columns-spanned="11" office:value-type="string">
            <text:p text:style-name="Standard"><text:span text:style-name="T2">Generelle opplysninger, fylles ut av studieseksjonen i samarbeid med faglærer på instituttet, for saksbehandling på fakultetet:</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
          </table:table-cell>
        </table:table-row>
        <table:table-row table:style-name="Table54.67">
          <table:table-cell table:style-name="Table54.A67" table:number-columns-spanned="2" office:value-type="string">
            <text:list xml:id="list181109190731305" text:continue-numbering="true" text:style-name="WWNum3">
              <text:list-item>
                <text:p text:style-name="P30"><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5">
          <table:table-cell table:style-name="Table54.A68" table:number-columns-spanned="2" office:value-type="string">
            <text:list xml:id="list181108145198076" text:continue-numbering="true" text:style-name="WWNum3">
              <text:list-item>
                <text:p text:style-name="P30"><text:span text:style-name="T4">Beskriv kort bakgrunn for opprettingen, endringen, nedleggingen?</text:span></text:p>
              </text:list-item>
            </text:list>
          </table:table-cell>
          <table:covered-table-cell/>
          <table:table-cell table:style-name="Table54.C68"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9">
          <table:table-cell table:style-name="Table54.A69" table:number-columns-spanned="2" office:value-type="string">
            <text:list xml:id="list181108209833483" text:continue-numbering="true" text:style-name="WWNum3">
              <text:list-item>
                <text:p text:style-name="P30"><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70">
          <table:table-cell table:style-name="Table54.A70" table:number-columns-spanned="2" office:value-type="string">
            <text:list xml:id="list181108879386578" text:continue-numbering="true" text:style-name="WWNum3">
              <text:list-item>
                <text:p text:style-name="P30"><text:span text:style-name="T4">Er emnet obligatorisk eller anbefalt i et/flere studieprogram?</text:span></text:p>
              </text:list-item>
            </text:list>
          </table:table-cell>
          <table:covered-table-cell/>
          <table:table-cell table:style-name="Table54.C70" table:number-columns-spanned="2" office:value-type="string">
            <text:p text:style-name="Standard"><text:span text:style-name="T4">Ja</text:span></text:p>
            <table:table table:name="Table46" table:style-name="Table46">
              <table:table-column table:style-name="Table46.A"/>
              <table:table-row table:style-name="Table46.1">
                <table:table-cell table:style-name="Table46.A1" office:value-type="string">
                  <text:p text:style-name="P4"/>
                </table:table-cell>
              </table:table-row>
            </table:table>
            <text:p text:style-name="P4"/>
          </table:table-cell>
          <table:covered-table-cell/>
          <table:table-cell table:style-name="Table54.E70" table:number-columns-spanned="3" office:value-type="string">
            <text:p text:style-name="Standard"><text:span text:style-name="T4">Nei </text:span></text:p>
            <table:table table:name="Table47" table:style-name="Table47">
              <table:table-column table:style-name="Table47.A"/>
              <table:table-row table:style-name="Table47.1">
                <table:table-cell table:style-name="Table47.A1" office:value-type="string">
                  <text:p text:style-name="P4"/>
                </table:table-cell>
              </table:table-row>
            </table:table>
            <text:p text:style-name="P4"/>
          </table:table-cell>
          <table:covered-table-cell/>
          <table:covered-table-cell/>
          <table:table-cell table:style-name="Table54.H70" table:number-columns-spanned="4" office:value-type="string">
            <text:p text:style-name="Standard"><text:span text:style-name="T4">Hvilke(t)?</text:span></text:p>
          </table:table-cell>
          <table:covered-table-cell/>
          <table:covered-table-cell/>
          <table:covered-table-cell/>
          <table:table-cell table:style-name="Table54.L1" office:value-type="string">
            <text:p text:style-name="P4"/>
          </table:table-cell>
        </table:table-row>
        <table:table-row table:style-name="Table54.71">
          <table:table-cell table:style-name="Table54.A71" table:number-columns-spanned="2" office:value-type="string">
            <text:list xml:id="list181108262813151" text:continue-numbering="true" text:style-name="WWNum3">
              <text:list-item>
                <text:p text:style-name="P30"><text:span text:style-name="T4">Hvis emneansvaret er delt mellom flere institutter, er det inngått nødvendige avtaler med hensyn på ressurser? Spesifiser gjerne.</text:span></text:p>
              </text:list-item>
            </text:list>
          </table:table-cell>
          <table:covered-table-cell/>
          <table:table-cell table:style-name="Table54.C71" table:number-columns-spanned="2" office:value-type="string">
            <text:p text:style-name="Standard"><text:span text:style-name="T4">Ja</text:span></text:p>
            <table:table table:name="Table48" table:style-name="Table48">
              <table:table-column table:style-name="Table48.A"/>
              <table:table-row table:style-name="Table48.1">
                <table:table-cell table:style-name="Table48.A1" office:value-type="string">
                  <text:p text:style-name="P4"/>
                </table:table-cell>
              </table:table-row>
            </table:table>
            <text:p text:style-name="P4"/>
          </table:table-cell>
          <table:covered-table-cell/>
          <table:table-cell table:style-name="Table54.E71" table:number-columns-spanned="3" office:value-type="string">
            <text:p text:style-name="Standard"><text:span text:style-name="T4">Nei </text:span></text:p>
            <table:table table:name="Table49" table:style-name="Table49">
              <table:table-column table:style-name="Table49.A"/>
              <table:table-row table:style-name="Table49.1">
                <table:table-cell table:style-name="Table49.A1" office:value-type="string">
                  <text:p text:style-name="P4"/>
                </table:table-cell>
              </table:table-row>
            </table:table>
            <text:p text:style-name="P4"/>
          </table:table-cell>
          <table:covered-table-cell/>
          <table:covered-table-cell/>
          <table:table-cell table:style-name="Table54.H71" table:number-columns-spanned="4" office:value-type="string">
            <text:p text:style-name="Standard"><text:span text:style-name="T4">Spesifiser:</text:span></text:p>
          </table:table-cell>
          <table:covered-table-cell/>
          <table:covered-table-cell/>
          <table:covered-table-cell/>
          <table:table-cell table:style-name="Table54.L1" office:value-type="string">
            <text:p text:style-name="P4"/>
          </table:table-cell>
        </table:table-row>
        <text:soft-page-break/>
        <table:table-row table:style-name="Table54.72">
          <table:table-cell table:style-name="Table54.A72" table:number-columns-spanned="2" office:value-type="string">
            <text:list xml:id="list181108852389158" text:continue-numbering="true" text:style-name="WWNum3">
              <text:list-item>
                <text:p text:style-name="P30"><text:span text:style-name="T4">Er alle involverte programmer/ institutter informert? Hvis ja, hvordan?</text:span></text:p>
              </text:list-item>
            </text:list>
          </table:table-cell>
          <table:covered-table-cell/>
          <table:table-cell table:style-name="Table54.C72" table:number-columns-spanned="2" office:value-type="string">
            <text:p text:style-name="Standard"><text:span text:style-name="T4">Ja</text:span></text:p>
            <table:table table:name="Table50" table:style-name="Table50">
              <table:table-column table:style-name="Table50.A"/>
              <table:table-row table:style-name="Table50.1">
                <table:table-cell table:style-name="Table50.A1" office:value-type="string">
                  <text:p text:style-name="P4"/>
                </table:table-cell>
              </table:table-row>
            </table:table>
            <text:p text:style-name="P4"/>
          </table:table-cell>
          <table:covered-table-cell/>
          <table:table-cell table:style-name="Table54.E72" table:number-columns-spanned="3" office:value-type="string">
            <text:p text:style-name="Standard"><text:span text:style-name="T4">Nei </text:span></text:p>
            <table:table table:name="Table51" table:style-name="Table51">
              <table:table-column table:style-name="Table51.A"/>
              <table:table-row table:style-name="Table51.1">
                <table:table-cell table:style-name="Table51.A1" office:value-type="string">
                  <text:p text:style-name="P4"/>
                </table:table-cell>
              </table:table-row>
            </table:table>
            <text:p text:style-name="P4"/>
          </table:table-cell>
          <table:covered-table-cell/>
          <table:covered-table-cell/>
          <table:table-cell table:style-name="Table54.H72" table:number-columns-spanned="4" office:value-type="string">
            <text:p text:style-name="Standard"><text:span text:style-name="T4">Hvordan?</text:span></text:p>
          </table:table-cell>
          <table:covered-table-cell/>
          <table:covered-table-cell/>
          <table:covered-table-cell/>
          <table:table-cell table:style-name="Table54.L1" office:value-type="string">
            <text:p text:style-name="P4"/>
          </table:table-cell>
        </table:table-row>
        <table:table-row table:style-name="Table54.5">
          <table:table-cell table:style-name="Table54.A73" table:number-columns-spanned="2" office:value-type="string">
            <text:list xml:id="list181107761620829" text:continue-numbering="true" text:style-name="WWNum3">
              <text:list-item>
                <text:p text:style-name="P30"><text:span text:style-name="T4">Hvordan blir studenter informert/ ivaretatt?</text:span></text:p>
              </text:list-item>
            </text:list>
          </table:table-cell>
          <table:covered-table-cell/>
          <table:table-cell table:style-name="Table54.C7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5">
          <table:table-cell table:style-name="Table54.A74" table:number-columns-spanned="2" office:value-type="string">
            <text:list xml:id="list181108281501084" text:continue-numbering="true" text:style-name="WWNum3">
              <text:list-item>
                <text:p text:style-name="P30"><text:span text:style-name="T4">Får opprettingen, endringen, nedleggingen andre konsekvenser? Hvis ja, hvilke?</text:span></text:p>
              </text:list-item>
            </text:list>
          </table:table-cell>
          <table:covered-table-cell/>
          <table:table-cell table:style-name="Table54.C74" table:number-columns-spanned="2" office:value-type="string">
            <text:p text:style-name="Standard"><text:span text:style-name="T4">Ja</text:span></text:p>
            <table:table table:name="Table52" table:style-name="Table52">
              <table:table-column table:style-name="Table52.A"/>
              <table:table-row table:style-name="Table52.1">
                <table:table-cell table:style-name="Table52.A1" office:value-type="string">
                  <text:p text:style-name="P4"/>
                </table:table-cell>
              </table:table-row>
            </table:table>
            <text:p text:style-name="P4"/>
          </table:table-cell>
          <table:covered-table-cell/>
          <table:table-cell table:style-name="Table54.E74" table:number-columns-spanned="3" office:value-type="string">
            <text:p text:style-name="Standard"><text:span text:style-name="T4">Nei </text:span></text:p>
            <table:table table:name="Table53" table:style-name="Table53">
              <table:table-column table:style-name="Table53.A"/>
              <table:table-row table:style-name="Table53.1">
                <table:table-cell table:style-name="Table53.A1" office:value-type="string">
                  <text:p text:style-name="P4"/>
                </table:table-cell>
              </table:table-row>
            </table:table>
            <text:p text:style-name="P4"/>
          </table:table-cell>
          <table:covered-table-cell/>
          <table:covered-table-cell/>
          <table:table-cell table:style-name="Table54.H74" table:number-columns-spanned="4" office:value-type="string">
            <text:p text:style-name="Standard"><text:span text:style-name="T4">Hvilke(t)?</text:span></text:p>
          </table:table-cell>
          <table:covered-table-cell/>
          <table:covered-table-cell/>
          <table:covered-table-cell/>
          <table:table-cell table:style-name="Table54.L1" office:value-type="string">
            <text:p text:style-name="P4"/>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Helvetica Neue" svg:font-family="'Helvetica Neue', Helvetica, 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ListLabel_20_3" style:display-name="ListLabel 3" style:family="text">
      <style:text-properties fo:font-size="11pt" style:font-size-asian="11pt" style:font-name-complex="Arial2" style:font-family-complex="Arial" style:font-family-generic-complex="system" style:font-pitch-complex="variable"/>
    </style:style>
    <style:style style:name="ListLabel_20_4" style:display-name="ListLabel 4" style:family="text">
      <style:text-properties fo:font-size="11pt" style:font-size-asian="11pt" style:font-name-complex="Arial2" style:font-family-complex="Arial" style:font-family-generic-complex="system" style:font-pitch-complex="variable"/>
    </style:style>
    <style:style style:name="ListLabel_20_5" style:display-name="ListLabel 5" style:family="text">
      <style:text-properties fo:font-size="11pt" style:font-size-asian="11pt" style:font-name-complex="Arial2" style:font-family-complex="Arial" style:font-family-generic-complex="system" style:font-pitch-complex="variable"/>
    </style:style>
    <style:style style:name="ListLabel_20_6" style:display-name="ListLabel 6" style:family="text">
      <style:text-properties fo:font-size="11pt" style:font-size-asian="11pt" style:font-name-complex="Arial2" style:font-family-complex="Arial" style:font-family-generic-complex="system" style:font-pitch-complex="variable"/>
    </style:style>
    <style:style style:name="ListLabel_20_7" style:display-name="ListLabel 7" style:family="text">
      <style:text-properties fo:font-size="11pt" style:font-size-asian="11pt" style:font-name-complex="Arial2" style:font-family-complex="Arial" style:font-family-generic-complex="system" style:font-pitch-complex="variable"/>
    </style:style>
    <style:style style:name="ListLabel_20_8" style:display-name="ListLabel 8" style:family="text">
      <style:text-properties fo:font-size="11pt" style:font-size-asian="11pt" style:font-name-complex="Arial2" style:font-family-complex="Arial" style:font-family-generic-complex="system" style:font-pitch-complex="variable"/>
    </style:style>
    <style:style style:name="ListLabel_20_9" style:display-name="ListLabel 9" style:family="text">
      <style:text-properties fo:font-size="11pt" style:font-size-asian="11pt" style:font-name-complex="Arial2"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2" style:family="paragraph" style:parent-style-name="Bunntekst">
      <style:paragraph-properties fo:margin-left="0in" fo:margin-right="0.25in" fo:text-indent="0in" style:auto-text-indent="false"/>
    </style:style>
    <style:style style:name="MT1" style:family="text">
      <style:text-properties fo:font-weight="bold" style:font-weight-asian="bold"/>
    </style:style>
    <style:style style:name="MT2" style:family="text">
      <style:text-properties style:font-name="Cambria" style:font-name-asian="宋体" style:font-name-complex="F"/>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Topptekst"><text:span text:style-name="MT1">MN-fakultetet, UiO<text:tab/><text:tab/>Dato: 17.01.2017</text:span></text:p>
        <text:p text:style-name="Topptekst"/>
      </style:header>
      <style:footer>
        <text:p text:style-name="MP1"><text:span text:style-name="MT2">[Type text]</text:span><text:span text:style-name="MT2"><text:tab/></text:span><text:span text:style-name="MT2">Page </text:span><text:span text:style-name="MT2"><text:page-number text:select-page="current">6</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6</meta:editing-cycles>
    <meta:print-date>2016-01-28T13:06:00</meta:print-date>
    <meta:creation-date>2017-01-17T13:19:00</meta:creation-date>
    <dc:date>2017-04-03T18:11:06.971265762</dc:date>
    <meta:editing-duration>PT1H23M7S</meta:editing-duration>
    <meta:generator>LibreOffice/5.1.6.2$Linux_X86_64 LibreOffice_project/10m0$Build-2</meta:generator>
    <meta:document-statistic meta:table-count="54" meta:image-count="0" meta:object-count="0" meta:page-count="6" meta:paragraph-count="225" meta:word-count="1552" meta:character-count="10221" meta:non-whitespace-character-count="8894"/>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